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A000001DA99E0208D773008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Calibri" fo:font-weight="normal" officeooo:rsid="0032c8eb" officeooo:paragraph-rsid="00460a15" style:font-weight-asian="normal" style:font-weight-complex="normal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61cm, 1.459cm, 0.16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12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.459cm, 0.168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1.699cm" fo:min-width="20.4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1.293cm" fo:min-width="20.45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4" draw:name="Forme1" draw:style-name="gr3" draw:text-style-name="P3" svg:width="20.46cm" svg:height="1.294cm" svg:x="-0.092cm" svg:y="0.512cm"><text:p/><draw:enhanced-geometry svg:viewBox="0 0 21600 21600" draw:type="rectangle" draw:enhanced-path="M 0 0 L 21600 0 21600 21600 0 21600 0 0 Z N"/></draw:custom-shape><draw:frame text:anchor-type="paragraph" draw:z-index="5" draw:name="Forme2" draw:style-name="gr1" draw:text-style-name="P2" svg:width="2.29cm" svg:height="1.292cm" svg:x="0.203cm" svg:y="0.697cm"><draw:text-box><text:p>Nom :</text:p><text:p>Prénom :</text:p></draw:text-box></draw:frame><draw:custom-shape text:anchor-type="paragraph" draw:z-index="6" draw:name="Forme1_0" draw:style-name="gr2" draw:text-style-name="P3" svg:width="20.46cm" svg:height="1.699cm" svg:x="-0.31cm" svg:y="14.231cm"><text:p/><draw:enhanced-geometry svg:viewBox="0 0 21600 21600" draw:type="rectangle" draw:enhanced-path="M 0 0 L 21600 0 21600 21600 0 21600 0 0 Z N"/></draw:custom-shape><draw:frame text:anchor-type="paragraph" draw:z-index="7" draw:name="Forme2_0" draw:style-name="gr1" draw:text-style-name="P2" svg:width="2.29cm" svg:height="1.292cm" svg:x="-0.093cm" svg:y="14.393cm"><draw:text-box><text:p>Nom :</text:p><text:p>Prénom :</text:p></draw:text-box></draw:frame><draw:frame draw:style-name="fr4" draw:name="Image1" text:anchor-type="char" svg:x="-0.31cm" svg:y="0.355cm" svg:width="12.541cm" svg:height="13.832cm" draw:z-index="2"><draw:image xlink:href="Pictures/10000201000001DA000001DA99E0208D773008D3.png" xlink:type="simple" xlink:show="embed" xlink:actuate="onLoad" draw:mime-type="image/png"/></draw:frame><draw:frame draw:style-name="fr3" draw:name="Image2" text:anchor-type="char" svg:x="6.369cm" svg:y="0.355cm" svg:width="14cm" svg:height="13.878cm" draw:z-index="1"><draw:image xlink:href="Pictures/10000201000001DA000001DA99E0208D773008D3.png" xlink:type="simple" xlink:show="embed" xlink:actuate="onLoad" draw:mime-type="image/png"/></draw:frame><draw:frame draw:style-name="fr2" draw:name="Image3" text:anchor-type="char" svg:x="6.369cm" svg:y="14.025cm" svg:width="14cm" svg:height="14cm" draw:z-index="0"><draw:image xlink:href="Pictures/10000201000001DA000001DA99E0208D773008D3.png" xlink:type="simple" xlink:show="embed" xlink:actuate="onLoad" draw:mime-type="image/png"/></draw:frame><draw:frame draw:style-name="fr1" draw:name="Image4" text:anchor-type="char" svg:x="-0.31cm" svg:y="14.185cm" svg:width="12.541cm" svg:height="13.672cm" draw:z-index="3"><draw:image xlink:href="Pictures/10000201000001DA000001DA99E0208D773008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0M20S</meta:editing-duration>
    <meta:editing-cycles>5</meta:editing-cycles>
    <meta:generator>LibreOffice/7.0.4.2$Linux_X86_64 LibreOffice_project/00$Build-2</meta:generator>
    <meta:creation-date>2021-02-12T22:45:09.427407960</meta:creation-date>
    <meta:initial-creator>J Cercy</meta:initial-creator>
    <dc:date>2021-02-12T23:05:57.806871303</dc:date>
    <dc:creator>J Cercy</dc:creator>
    <meta:document-statistic meta:table-count="0" meta:image-count="4" meta:object-count="0" meta:page-count="1" meta:paragraph-count="0" meta:word-count="0" meta:character-count="0" meta:non-whitespace-character-count="0"/>
    <meta:template xlink:type="simple" xlink:actuate="onRequest" xlink:title="activite_type" xlink:href="../../../../../../../../../../../.config/libreoffice/4/user/template/activite_type.ott" meta:date="2021-02-12T22:45:08.103630963"/>
  </office:meta>
</office:document-meta>
</file>